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---------SSSSSSSSL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SSSSSSLSSSSSLLLL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LLSSLSSSSSSSSSSSLLLL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LLLLLLLLLLLLSSLLLL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LLLLLL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17:20:19.512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17:21:56.364000000</dc:date>
    <meta:editing-duration>P3DT20H34M13S</meta:editing-duration>
    <meta:editing-cycles>3016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43" meta:object-count="0"/>
  </office:meta>
</office:document-meta>
</file>